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3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1cm" fo:min-width="0.281cm"/>
    </style:style>
    <style:style style:name="gr4" style:family="graphic" style:parent-style-name="standard">
      <style:graphic-properties draw:textarea-horizontal-align="justify" draw:textarea-vertical-align="middle" draw:auto-grow-height="false" fo:min-height="0.31cm" fo:min-width="0.28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1cm" fo:min-width="0.282cm"/>
    </style:style>
    <style:style style:name="gr6" style:family="graphic" style:parent-style-name="standard">
      <style:graphic-properties draw:textarea-horizontal-align="justify" draw:textarea-vertical-align="middle" draw:auto-grow-height="false" fo:min-height="0.31cm" fo:min-width="0.28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853cm" fo:min-width="2.6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32cm" fo:min-width="2.6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71cm" fo:min-width="2.625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objectwithoutfill">
      <style:graphic-properties draw:marker-end="Arrowheads_20_2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84cm" fo:min-width="0.219cm"/>
    </style:style>
    <style:style style:name="gr14" style:family="graphic" style:parent-style-name="standard">
      <style:graphic-properties draw:textarea-horizontal-align="justify" draw:textarea-vertical-align="middle" draw:auto-grow-height="false" fo:min-height="0.284cm" fo:min-width="0.21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284cm" fo:min-width="0.21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56cm" fo:min-width="2.3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87cm" fo:min-width="2.37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819cm" fo:min-width="2.3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59cm"/>
      <style:paragraph-properties style:writing-mode="lr-tb"/>
    </style:style>
    <style:style style:name="gr20" style:family="graphic" style:parent-style-name="objectwithoutfill">
      <style:graphic-properties draw:marker-end="Arrowheads_20_3" draw:marker-end-width="0.3cm" draw:fill="none" draw:textarea-vertical-align="middle"/>
    </style:style>
    <style:style style:name="gr21" style:family="graphic" style:parent-style-name="objectwithoutfill">
      <style:graphic-properties draw:marker-end="Arrowheads_20_4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31cm" fo:min-width="0.219cm"/>
    </style:style>
    <style:style style:name="gr23" style:family="graphic" style:parent-style-name="standard">
      <style:graphic-properties draw:textarea-horizontal-align="justify" draw:textarea-vertical-align="middle" draw:auto-grow-height="false" fo:min-height="0.31cm" fo:min-width="0.21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31cm" fo:min-width="0.21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31cm" fo:min-width="0.2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cm"/>
      <style:paragraph-properties style:writing-mode="lr-tb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1.875cm" svg:height="2cm" svg:x="5.5cm" svg:y="28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1.875cm" svg:height="2cm" svg:x="7.375cm" svg:y="28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cm" svg:height="1.25cm" svg:x="9.75cm" svg:y="38.038cm">
          <text:p text:style-name="P1"><text:span text:style-name="T1">pune\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2" draw:layer="layout" svg:width="0.781cm" svg:height="0.56cm" svg:x="7.719cm" svg:y="33.3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6.938cm" svg:y="33.345cm">
              <text:p text:style-name="P3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6.157cm" svg:y="33.345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782cm" svg:height="0.56cm" svg:x="5.375cm" svg:y="33.3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4.594cm" svg:y="33.345cm">
              <text:p text:style-name="P3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3.813cm" svg:y="33.345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3.032cm" svg:y="33.345cm">
              <text:p text:style-name="P3">b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3" draw:layer="layout" svg:width="0.782cm" svg:height="0.56cm" svg:x="2.25cm" svg:y="33.345cm">
              <text:p text:style-name="P3">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 xml:id="id2" draw:id="id2">
              <draw:custom-shape draw:style-name="gr7" draw:text-style-name="P3" draw:layer="layout" svg:width="3.125cm" svg:height="2.103cm" svg:x="2.25cm" svg:y="33.905cm">
                <text:p text:style-name="P3">p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3" xml:id="id1" draw:id="id1" draw:layer="layout" svg:width="3.125cm" svg:height="0.982cm" svg:x="5.375cm" svg:y="35.011cm">
                <text:p text:style-name="P3">addres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3" draw:layer="layout" svg:width="3.125cm" svg:height="1.121cm" svg:x="5.375cm" svg:y="33.915cm">
                <text:p text:style-name="P3">mobile=</text:p>
                <text:p text:style-name="P3">1234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10" draw:text-style-name="P4" draw:layer="layout" draw:type="curve" svg:x1="6.937cm" svg:y1="35.993cm" svg:x2="10.025cm" svg:y2="37.967cm" draw:start-shape="id1" draw:start-glue-point="2" svg:d="M6937 35993c0 1857 3088 870 3088 1974" svg:viewBox="0 0 3089 1975">
              <text:p/>
            </draw:connector>
            <draw:connector draw:style-name="gr11" draw:text-style-name="P4" draw:layer="layout" draw:type="curve" svg:x1="2.25cm" svg:y1="34.956cm" svg:x2="5.518cm" svg:y2="29.369cm" draw:start-shape="id2" draw:start-glue-point="3" svg:d="M2250 34956c-753 0-2387-5587 3268-5587" svg:viewBox="0 0 4079 5588">
              <text:p/>
            </draw:connector>
          </draw:g>
          <draw:frame draw:style-name="gr12" draw:text-style-name="P5" draw:layer="layout" svg:width="1.59cm" svg:height="0.962cm" svg:x="5.75cm" svg:y="39.538cm">
            <draw:text-box>
              <text:p>Null</text:p>
            </draw:text-box>
          </draw:frame>
        </draw:g>
        <draw:g>
          <draw:g>
            <draw:custom-shape draw:style-name="gr13" draw:text-style-name="P2" draw:layer="layout" svg:width="0.719cm" svg:height="0.534cm" svg:x="7.281cm" svg:y="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0.718cm" svg:height="0.534cm" svg:x="6.563cm" svg:y="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719cm" svg:height="0.534cm" svg:x="5.844cm" svg:y="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719cm" svg:height="0.534cm" svg:x="5.125cm" svg:y="1.5cm">
              <text:p text:style-name="P3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719cm" svg:height="0.534cm" svg:x="4.406cm" svg:y="1.5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0.718cm" svg:height="0.534cm" svg:x="3.688cm" svg:y="1.5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719cm" svg:height="0.534cm" svg:x="2.969cm" svg:y="1.5cm">
              <text:p text:style-name="P3">o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0.719cm" svg:height="0.534cm" svg:x="2.25cm" svg:y="1.5cm">
              <text:p text:style-name="P3">j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3" xml:id="id4" draw:id="id4" draw:layer="layout" svg:width="2.875cm" svg:height="2.006cm" svg:x="2.25cm" svg:y="2.002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3" draw:id="id3" draw:layer="layout" svg:width="2.875cm" svg:height="0.937cm" svg:x="5.125cm" svg:y="3.057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5.125cm" svg:y="2.012cm">
              <text:p text:style-name="P3">mobile=</text:p>
              <text:p text:style-name="P3">777134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0" draw:text-style-name="P4" draw:layer="layout" draw:type="curve" draw:line-skew="2.559cm" svg:x1="6.562cm" svg:y1="3.994cm" svg:x2="17.116cm" svg:y2="12.205cm" draw:start-shape="id3" draw:start-glue-point="2" svg:d="M6562 3994c0 10372 10554 6267 10554 8211" svg:viewBox="0 0 10555 8212">
              <text:p/>
            </draw:connector>
            <draw:connector draw:style-name="gr11" draw:text-style-name="P4" draw:layer="layout" draw:type="curve" draw:line-skew="-0.301cm" svg:x1="3.687cm" svg:y1="4.008cm" svg:x2="12.935cm" svg:y2="2.664cm" draw:start-shape="id4" draw:start-glue-point="2" svg:d="M3687 4008c0 300 9248 972 9248-1344" svg:viewBox="0 0 9249 1671">
              <text:p/>
            </draw:connector>
          </draw:g>
        </draw:g>
        <draw:g>
          <draw:custom-shape draw:style-name="gr13" draw:text-style-name="P2" draw:layer="layout" svg:width="0.719cm" svg:height="0.534cm" svg:x="19.781cm" svg:y="31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9.063cm" svg:y="31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344cm" svg:y="31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17.625cm" svg:y="31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906cm" svg:y="31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6.188cm" svg:y="31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5.469cm" svg:y="31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4.75cm" svg:y="31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3" xml:id="id7" draw:id="id7" draw:layer="layout" svg:width="2.875cm" svg:height="2.006cm" svg:x="14.75cm" svg:y="32.322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5" draw:id="id5" draw:layer="layout" svg:width="2.875cm" svg:height="0.937cm" svg:x="17.625cm" svg:y="33.377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17.625cm" svg:y="32.332cm">
              <text:p text:style-name="P3">mobil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4" draw:layer="layout" draw:type="curve" svg:x1="19.062cm" svg:y1="34.314cm" svg:x2="17.795cm" svg:y2="38.288cm" draw:start-shape="id5" draw:start-glue-point="2" draw:end-shape="id6" draw:end-glue-point="0" svg:d="M19062 34314c0 2980-1267 994-1267 3974" svg:viewBox="0 0 1268 3975">
            <text:p/>
          </draw:connector>
          <draw:connector draw:style-name="gr11" draw:text-style-name="P4" draw:layer="layout" draw:type="curve" draw:line-skew="2.25cm" svg:x1="16.187cm" svg:y1="34.328cm" svg:x2="7.467cm" svg:y2="39.996cm" draw:start-shape="id7" draw:start-glue-point="2" svg:d="M16187 34328c0 8002-8720 5169-8720 5668" svg:viewBox="0 0 8721 5766">
            <text:p/>
          </draw:connector>
          <draw:frame draw:style-name="gr19" draw:text-style-name="P5" xml:id="id6" draw:id="id6" draw:layer="layout" svg:width="1.59cm" svg:height="0.962cm" svg:x="17cm" svg:y="38.288cm">
            <draw:text-box>
              <text:p>Null</text:p>
            </draw:text-box>
          </draw:frame>
        </draw:g>
        <draw:g xml:id="id12" draw:id="id12">
          <draw:custom-shape draw:style-name="gr13" draw:text-style-name="P2" draw:layer="layout" svg:width="0.719cm" svg:height="0.534cm" svg:x="14.031cm" svg:y="31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3.313cm" svg:y="31.788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2.594cm" svg:y="31.788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11.875cm" svg:y="31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1.156cm" svg:y="31.788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0.438cm" svg:y="31.788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9.719cm" svg:y="31.788cm">
            <text:p text:style-name="P3">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9cm" svg:y="31.788cm">
            <text:p text:style-name="P3">a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 xml:id="id9" draw:id="id9">
            <draw:custom-shape draw:style-name="gr16" draw:text-style-name="P3" draw:layer="layout" svg:width="2.875cm" svg:height="2.006cm" svg:x="9cm" svg:y="32.322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8" draw:id="id8" draw:layer="layout" svg:width="2.875cm" svg:height="0.937cm" svg:x="11.875cm" svg:y="33.377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11.875cm" svg:y="32.332cm">
              <text:p text:style-name="P3">mobile=</text:p>
              <text:p text:style-name="P3">1234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4" draw:layer="layout" draw:type="curve" svg:x1="13.312cm" svg:y1="34.314cm" svg:x2="10.907cm" svg:y2="38.011cm" draw:start-shape="id8" draw:start-glue-point="2" svg:d="M13312 34314c0 3148-2405 1300-2405 3697" svg:viewBox="0 0 2406 3698">
            <text:p/>
          </draw:connector>
          <draw:connector draw:style-name="gr11" draw:text-style-name="P4" draw:layer="layout" draw:type="curve" svg:x1="9cm" svg:y1="33.325cm" svg:x2="7.994cm" svg:y2="30.332cm" draw:start-shape="id9" draw:start-glue-point="3" svg:d="M9000 33325c-1131 0-628-2993-1006-2993" svg:viewBox="0 0 1007 2994">
            <text:p/>
          </draw:connector>
        </draw:g>
        <draw:connector draw:style-name="gr20" draw:text-style-name="P6" draw:layer="layout" draw:type="curve" svg:x1="6.437cm" svg:y1="30.288cm" svg:x2="5.292cm" svg:y2="33.082cm" draw:start-shape="id10" draw:start-glue-point="2" svg:d="M6437 30288c0 2472-1145 1075-1145 2794" svg:viewBox="0 0 1146 2795">
          <text:p/>
        </draw:connector>
        <draw:connector draw:style-name="gr21" draw:text-style-name="P6" draw:layer="layout" draw:type="curve" svg:x1="8.312cm" svg:y1="30.288cm" svg:x2="11.875cm" svg:y2="31.788cm" draw:start-shape="id11" draw:start-glue-point="2" draw:end-shape="id12" draw:end-glue-point="0" svg:d="M8312 30288c0 1125 3563 375 3563 1500" svg:viewBox="0 0 3564 1501">
          <text:p/>
        </draw:connector>
        <draw:custom-shape draw:style-name="gr1" draw:text-style-name="P1" xml:id="id20" draw:id="id20" draw:layer="layout" svg:width="1.875cm" svg:height="2cm" svg:x="13cm" svg:y="1.7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1.875cm" svg:height="2cm" svg:x="14.875cm" svg:y="1.7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cm" svg:height="1.25cm" svg:x="17.25cm" svg:y="11.534cm">
          <text:p text:style-name="P1"><text:span text:style-name="T1">d</text:span><text:span text:style-name="T1">e</text:span><text:span text:style-name="T1">l</text:span><text:span text:style-name="T1">\</text:span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" draw:text-style-name="P2" draw:layer="layout" svg:width="0.781cm" svg:height="0.56cm" svg:x="15.219cm" svg:y="6.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14.438cm" svg:y="6.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13.657cm" svg:y="6.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3" draw:layer="layout" svg:width="0.782cm" svg:height="0.56cm" svg:x="12.875cm" svg:y="6.85cm">
              <text:p text:style-name="P3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12.094cm" svg:y="6.85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11.313cm" svg:y="6.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10.532cm" svg:y="6.85cm">
              <text:p text:style-name="P3">o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3" draw:layer="layout" svg:width="0.782cm" svg:height="0.56cm" svg:x="9.75cm" svg:y="6.784cm">
              <text:p text:style-name="P3">j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 xml:id="id14" draw:id="id14">
              <draw:custom-shape draw:style-name="gr7" draw:text-style-name="P3" draw:layer="layout" svg:width="3.125cm" svg:height="2.103cm" svg:x="9.75cm" svg:y="7.401cm">
                <text:p text:style-name="P3">p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3" xml:id="id13" draw:id="id13" draw:layer="layout" svg:width="3.125cm" svg:height="0.982cm" svg:x="12.875cm" svg:y="8.507cm">
                <text:p text:style-name="P3">addres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3" draw:layer="layout" svg:width="3.125cm" svg:height="1.121cm" svg:x="12.875cm" svg:y="7.411cm">
                <text:p text:style-name="P3">mobile=</text:p>
                <text:p text:style-name="P3">777134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10" draw:text-style-name="P4" draw:layer="layout" draw:type="curve" svg:x1="14.437cm" svg:y1="9.489cm" svg:x2="17.525cm" svg:y2="11.463cm" draw:start-shape="id13" draw:start-glue-point="2" svg:d="M14437 9489c0 1857 3088 870 3088 1974" svg:viewBox="0 0 3089 1975">
              <text:p/>
            </draw:connector>
            <draw:connector draw:style-name="gr11" draw:text-style-name="P4" draw:layer="layout" draw:type="curve" svg:x1="9.75cm" svg:y1="8.452cm" svg:x2="13.191cm" svg:y2="3.817cm" draw:start-shape="id14" draw:start-glue-point="3" svg:d="M9750 8452c-753 0-2473-4635 3441-4635" svg:viewBox="0 0 4266 4636">
              <text:p/>
            </draw:connector>
          </draw:g>
          <draw:frame draw:style-name="gr12" draw:text-style-name="P5" draw:layer="layout" svg:width="1.59cm" svg:height="0.962cm" svg:x="13.25cm" svg:y="13.034cm">
            <draw:text-box>
              <text:p>Null</text:p>
            </draw:text-box>
          </draw:frame>
        </draw:g>
        <draw:g>
          <draw:custom-shape draw:style-name="gr13" draw:text-style-name="P2" draw:layer="layout" svg:width="0.719cm" svg:height="0.534cm" svg:x="27.281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5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3" xml:id="id17" draw:id="id17" draw:layer="layout" svg:width="2.875cm" svg:height="2.006cm" svg:x="22.25cm" svg:y="5.818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15" draw:id="id15" draw:layer="layout" svg:width="2.875cm" svg:height="0.937cm" svg:x="25.125cm" svg:y="6.873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25.125cm" svg:y="5.828cm">
              <text:p text:style-name="P3">mobil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4" draw:layer="layout" draw:type="curve" svg:x1="26.562cm" svg:y1="7.81cm" svg:x2="25.295cm" svg:y2="11.784cm" draw:start-shape="id15" draw:start-glue-point="2" draw:end-shape="id16" draw:end-glue-point="0" svg:d="M26562 7810c0 2980-1267 994-1267 3974" svg:viewBox="0 0 1268 3975">
            <text:p/>
          </draw:connector>
          <draw:connector draw:style-name="gr11" draw:text-style-name="P4" draw:layer="layout" draw:type="curve" draw:line-skew="2.25cm" svg:x1="23.687cm" svg:y1="7.824cm" svg:x2="14.967cm" svg:y2="13.492cm" draw:start-shape="id17" draw:start-glue-point="2" svg:d="M23687 7824c0 8002-8720 5169-8720 5668" svg:viewBox="0 0 8721 5766">
            <text:p/>
          </draw:connector>
          <draw:frame draw:style-name="gr19" draw:text-style-name="P5" xml:id="id16" draw:id="id16" draw:layer="layout" svg:width="1.59cm" svg:height="0.962cm" svg:x="24.5cm" svg:y="11.784cm">
            <draw:text-box>
              <text:p>Null</text:p>
            </draw:text-box>
          </draw:frame>
        </draw:g>
        <draw:g xml:id="id22" draw:id="id22">
          <draw:custom-shape draw:style-name="gr13" draw:text-style-name="P2" draw:layer="layout" svg:width="0.719cm" svg:height="0.534cm" svg:x="21.531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5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3" xml:id="id19" draw:id="id19" draw:layer="layout" svg:width="2.875cm" svg:height="2.006cm" svg:x="16.5cm" svg:y="5.818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18" draw:id="id18" draw:layer="layout" svg:width="2.875cm" svg:height="0.937cm" svg:x="19.375cm" svg:y="6.873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19.375cm" svg:y="5.828cm">
              <text:p text:style-name="P3">mobile=</text:p>
              <text:p text:style-name="P3">777134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4" draw:layer="layout" draw:type="curve" svg:x1="20.812cm" svg:y1="7.81cm" svg:x2="18.407cm" svg:y2="11.507cm" draw:start-shape="id18" draw:start-glue-point="2" svg:d="M20812 7810c0 3148-2405 1300-2405 3697" svg:viewBox="0 0 2406 3698">
            <text:p/>
          </draw:connector>
          <draw:connector draw:style-name="gr11" draw:text-style-name="P4" draw:layer="layout" draw:type="curve" svg:x1="17.937cm" svg:y1="7.824cm" svg:x2="15.364cm" svg:y2="3.798cm" draw:start-shape="id19" draw:start-glue-point="2" svg:d="M17937 7824c0 751-2573 2764-2573-4026" svg:viewBox="0 0 2574 4896">
            <text:p/>
          </draw:connector>
        </draw:g>
        <draw:connector draw:style-name="gr20" draw:text-style-name="P6" draw:layer="layout" draw:type="curve" svg:x1="13.937cm" svg:y1="3.784cm" svg:x2="13.007cm" svg:y2="6.68cm" draw:start-shape="id20" draw:start-glue-point="2" svg:d="M13937 3784c0 2548-930 1101-930 2896" svg:viewBox="0 0 931 2897">
          <text:p/>
        </draw:connector>
        <draw:connector draw:style-name="gr21" draw:text-style-name="P6" draw:layer="layout" draw:type="curve" svg:x1="15.812cm" svg:y1="3.784cm" svg:x2="19.375cm" svg:y2="5.205cm" draw:start-shape="id21" draw:start-glue-point="2" draw:end-shape="id22" draw:end-glue-point="0" svg:d="M15812 3784c0 1066 3563 356 3563 1421" svg:viewBox="0 0 3564 1422">
          <text:p/>
        </draw:connector>
        <draw:g>
          <draw:custom-shape draw:style-name="gr13" draw:text-style-name="P2" draw:layer="layout" svg:width="0.719cm" svg:height="0.534cm" svg:x="27.28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4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1.53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4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4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4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09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1" draw:layer="layout" svg:width="2.5cm" svg:height="1.25cm" svg:x="17.25cm" svg:y="11.535cm">
          <text:p text:style-name="P1"><text:span text:style-name="T1">d</text:span><text:span text:style-name="T1">e</text:span><text:span text:style-name="T1">l</text:span><text:span text:style-name="T1">\</text:span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2" draw:layer="layout" svg:width="0.719cm" svg:height="0.534cm" svg:x="27.281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5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1.531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1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1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1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6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7.28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4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1.53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5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5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5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1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1" draw:layer="layout" svg:width="2.5cm" svg:height="1.25cm" svg:x="17.25cm" svg:y="11.534cm">
          <text:p text:style-name="P1"><text:span text:style-name="T1">d</text:span><text:span text:style-name="T1">e</text:span><text:span text:style-name="T1">l</text:span><text:span text:style-name="T1">\</text:span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2" draw:layer="layout" svg:width="0.719cm" svg:height="0.534cm" svg:x="27.281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5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1.531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5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7.28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4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1.53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4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4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4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09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1" draw:layer="layout" svg:width="2.5cm" svg:height="1.25cm" svg:x="17.25cm" svg:y="11.535cm">
          <text:p text:style-name="P1"><text:span text:style-name="T1">del\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2" draw:layer="layout" svg:width="0.719cm" svg:height="0.534cm" svg:x="27.281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5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1.531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1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1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1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6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7.28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4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1.53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5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5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5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1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7.281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5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1.531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3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3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3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8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7.28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4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1.53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7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7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7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12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7.281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5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1.531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4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4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4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9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7.28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4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1.53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8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8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8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13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7.281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5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1.531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3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3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3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8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7.28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4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1.53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7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7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7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12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7.281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3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4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5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6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8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9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5cm" svg:y="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1.531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2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3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4cm" svg:y="5.254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5cm" svg:y="5.254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7cm" svg:y="5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8cm" svg:y="5.254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5cm" svg:y="5.209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7.28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6.562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5.843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5.124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405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3.687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968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2.249cm" svg:y="5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1.53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781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062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343cm" svg:y="5.258cm">
            <text:p text:style-name="P3">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624cm" svg:y="5.258cm">
            <text:p text:style-name="P3">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906cm" svg:y="5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7.187cm" svg:y="5.258cm">
            <text:p text:style-name="P3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499cm" svg:y="5.213cm">
            <text:p text:style-name="P3">j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1" xml:id="id30" draw:id="id30" draw:layer="layout" svg:width="1.875cm" svg:height="2cm" svg:x="5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1" draw:id="id31" draw:layer="layout" svg:width="1.875cm" svg:height="2cm" svg:x="6.875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cm" svg:height="1.25cm" svg:x="9.25cm" svg:y="24.788cm">
          <text:p text:style-name="P1"><text:span text:style-name="T1">mum\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2" draw:text-style-name="P2" draw:layer="layout" svg:width="0.719cm" svg:height="0.56cm" svg:x="15.281cm" svg:y="20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3" draw:layer="layout" svg:width="0.718cm" svg:height="0.56cm" svg:x="14.563cm" svg:y="20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3.844cm" svg:y="20.25cm">
              <text:p text:style-name="P3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3.125cm" svg:y="20.25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2.406cm" svg:y="20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3" draw:layer="layout" svg:width="0.718cm" svg:height="0.56cm" svg:x="11.688cm" svg:y="20.25cm">
              <text:p text:style-name="P3">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0.969cm" svg:y="20.25cm">
              <text:p text:style-name="P3">o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0.25cm" svg:y="20.25cm">
              <text:p text:style-name="P3">y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 xml:id="id24" draw:id="id24">
              <draw:custom-shape draw:style-name="gr7" draw:text-style-name="P3" draw:layer="layout" svg:width="3.125cm" svg:height="2.103cm" svg:x="1.75cm" svg:y="20.655cm">
                <text:p text:style-name="P3">p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3" xml:id="id23" draw:id="id23" draw:layer="layout" svg:width="3.125cm" svg:height="0.982cm" svg:x="4.875cm" svg:y="21.761cm">
                <text:p text:style-name="P3">addres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3" draw:layer="layout" svg:width="3.125cm" svg:height="1.121cm" svg:x="4.875cm" svg:y="20.665cm">
                <text:p text:style-name="P3">mobile=</text:p>
                <text:p text:style-name="P3">987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style-name="gr10" draw:text-style-name="P4" draw:layer="layout" draw:type="curve" svg:x1="6.437cm" svg:y1="22.743cm" svg:x2="9.525cm" svg:y2="24.717cm" draw:start-shape="id23" draw:start-glue-point="2" svg:d="M6437 22743c0 1857 3088 870 3088 1974" svg:viewBox="0 0 3089 1975">
              <text:p/>
            </draw:connector>
            <draw:connector draw:style-name="gr11" draw:text-style-name="P4" draw:layer="layout" draw:type="curve" svg:x1="1.75cm" svg:y1="21.706cm" svg:x2="4.913cm" svg:y2="16.008cm" draw:start-shape="id24" draw:start-glue-point="3" svg:d="M1750 21706c-753 0-2334-5698 3163-5698" svg:viewBox="0 0 3966 5699">
              <text:p/>
            </draw:connector>
          </draw:g>
          <draw:frame draw:style-name="gr12" draw:text-style-name="P5" draw:layer="layout" svg:width="1.59cm" svg:height="0.962cm" svg:x="5.25cm" svg:y="26.288cm">
            <draw:text-box>
              <text:p>Null</text:p>
            </draw:text-box>
          </draw:frame>
          <draw:g>
            <draw:custom-shape draw:style-name="gr5" draw:text-style-name="P2" draw:layer="layout" svg:width="0.782cm" svg:height="0.56cm" svg:x="7.218cm" svg:y="2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3" draw:layer="layout" svg:width="0.78cm" svg:height="0.56cm" svg:x="6.438cm" svg:y="2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5.657cm" svg:y="20cm">
              <text:p text:style-name="P3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3" draw:layer="layout" svg:width="0.782cm" svg:height="0.56cm" svg:x="4.875cm" svg:y="20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3" draw:layer="layout" svg:width="0.782cm" svg:height="0.56cm" svg:x="4.093cm" svg:y="2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3" draw:layer="layout" svg:width="0.78cm" svg:height="0.56cm" svg:x="3.313cm" svg:y="20cm">
              <text:p text:style-name="P3">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781cm" svg:height="0.56cm" svg:x="2.532cm" svg:y="20cm">
              <text:p text:style-name="P3">o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3" draw:layer="layout" svg:width="0.782cm" svg:height="0.56cm" svg:x="1.75cm" svg:y="20cm">
              <text:p text:style-name="P3">y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2" draw:text-style-name="P2" draw:layer="layout" svg:width="0.719cm" svg:height="0.56cm" svg:x="17.531cm" svg:y="15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3" draw:layer="layout" svg:width="0.718cm" svg:height="0.56cm" svg:x="16.813cm" svg:y="15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6.094cm" svg:y="15.75cm">
              <text:p text:style-name="P3">i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5.375cm" svg:y="15.75cm">
              <text:p text:style-name="P3">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4.656cm" svg:y="15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3" draw:layer="layout" svg:width="0.718cm" svg:height="0.56cm" svg:x="13.938cm" svg:y="15.75cm">
              <text:p text:style-name="P3">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3.219cm" svg:y="15.75cm">
              <text:p text:style-name="P3">o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" draw:layer="layout" svg:width="0.719cm" svg:height="0.56cm" svg:x="12.5cm" svg:y="15.75cm">
              <text:p text:style-name="P3">y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3" draw:text-style-name="P2" draw:layer="layout" svg:width="0.719cm" svg:height="0.534cm" svg:x="20.978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0.26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9.541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18.822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103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7.385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6.666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5.947cm" svg:y="20.2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3" xml:id="id27" draw:id="id27" draw:layer="layout" svg:width="2.875cm" svg:height="2.006cm" svg:x="16.033cm" svg:y="20.75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25" draw:id="id25" draw:layer="layout" svg:width="2.875cm" svg:height="0.937cm" svg:x="18.908cm" svg:y="21.805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18.908cm" svg:y="20.76cm">
              <text:p text:style-name="P3">mobil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4" draw:layer="layout" draw:type="curve" svg:x1="20.345cm" svg:y1="22.742cm" svg:x2="19.078cm" svg:y2="26.716cm" draw:start-shape="id25" draw:start-glue-point="2" draw:end-shape="id26" draw:end-glue-point="0" svg:d="M20345 22742c0 2980-1267 994-1267 3974" svg:viewBox="0 0 1268 3975">
            <text:p/>
          </draw:connector>
          <draw:connector draw:style-name="gr11" draw:text-style-name="P4" draw:layer="layout" draw:type="curve" draw:line-skew="1.044cm" svg:x1="17.47cm" svg:y1="22.756cm" svg:x2="6.085cm" svg:y2="26.405cm" draw:start-shape="id27" draw:start-glue-point="2" svg:d="M17470 22756c0 4678-11385 2854-11385 3649" svg:viewBox="0 0 11386 3650">
            <text:p/>
          </draw:connector>
          <draw:frame draw:style-name="gr19" draw:text-style-name="P5" xml:id="id26" draw:id="id26" draw:layer="layout" svg:width="1.59cm" svg:height="0.962cm" svg:x="18.283cm" svg:y="26.716cm">
            <draw:text-box>
              <text:p>Null</text:p>
            </draw:text-box>
          </draw:frame>
        </draw:g>
        <draw:g>
          <draw:g xml:id="id29" draw:id="id29">
            <draw:custom-shape draw:style-name="gr16" draw:text-style-name="P3" draw:layer="layout" svg:width="2.875cm" svg:height="2.006cm" svg:x="10.253cm" svg:y="20.855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28" draw:id="id28" draw:layer="layout" svg:width="2.875cm" svg:height="0.937cm" svg:x="13.128cm" svg:y="21.91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13.128cm" svg:y="20.865cm">
              <text:p text:style-name="P3">mobile=</text:p>
              <text:p text:style-name="P3">987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4" draw:layer="layout" draw:type="curve" svg:x1="14.565cm" svg:y1="22.847cm" svg:x2="10.477cm" svg:y2="24.606cm" draw:start-shape="id28" draw:start-glue-point="2" svg:d="M14565 22847c0 1695-4088 816-4088 1759" svg:viewBox="0 0 4089 1760">
            <text:p/>
          </draw:connector>
          <draw:connector draw:style-name="gr11" draw:text-style-name="P4" draw:layer="layout" draw:type="curve" draw:line-skew="-0.973cm" svg:x1="10.253cm" svg:y1="21.858cm" svg:x2="7.314cm" svg:y2="17.009cm" draw:start-shape="id29" draw:start-glue-point="3" svg:d="M10253 21858c-4039 0-2570-4849-2939-4849" svg:viewBox="0 0 2940 4850">
            <text:p/>
          </draw:connector>
        </draw:g>
        <draw:connector draw:style-name="gr20" draw:text-style-name="P6" draw:layer="layout" draw:type="curve" svg:x1="5.937cm" svg:y1="17.038cm" svg:x2="4.921cm" svg:y2="20.373cm" draw:start-shape="id30" draw:start-glue-point="2" svg:d="M5937 17038c0 2877-1016 1210-1016 3335" svg:viewBox="0 0 1017 3336">
          <text:p/>
        </draw:connector>
        <draw:connector draw:style-name="gr21" draw:text-style-name="P6" draw:layer="layout" draw:type="curve" svg:x1="7.812cm" svg:y1="17.038cm" svg:x2="13.125cm" svg:y2="20.25cm" draw:start-shape="id31" draw:start-glue-point="2" svg:d="M7812 17038c0 2785 5313 1180 5313 3212" svg:viewBox="0 0 5314 3213">
          <text:p/>
        </draw:connector>
        <draw:custom-shape draw:style-name="gr1" draw:text-style-name="P1" draw:layer="layout" svg:width="1.875cm" svg:height="2cm" svg:x="8.75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16" draw:text-style-name="P3" xml:id="id33" draw:id="id33" draw:layer="layout" svg:width="2.875cm" svg:height="2.006cm" svg:x="12.5cm" svg:y="16.25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32" draw:id="id32" draw:layer="layout" svg:width="2.875cm" svg:height="0.937cm" svg:x="15.375cm" svg:y="17.305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15.375cm" svg:y="16.26cm">
              <text:p text:style-name="P3">mobile=</text:p>
              <text:p text:style-name="P3">987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4" draw:layer="layout" draw:type="curve" draw:line-skew="1.966cm" svg:x1="16.812cm" svg:y1="18.242cm" svg:x2="11.906cm" svg:y2="25.506cm" draw:start-shape="id32" draw:start-glue-point="2" svg:d="M16812 18242c0 8772-4906 5140-4906 7264" svg:viewBox="0 0 4907 7265">
            <text:p/>
          </draw:connector>
          <draw:connector draw:style-name="gr11" draw:text-style-name="P4" draw:layer="layout" draw:type="curve" svg:x1="13.937cm" svg:y1="18.256cm" svg:x2="9.733cm" svg:y2="17.066cm" draw:start-shape="id33" draw:start-glue-point="2" svg:d="M13937 18256c0 751-4204 1346-4204-1190" svg:viewBox="0 0 4205 1839">
            <text:p/>
          </draw:connector>
        </draw:g>
        <draw:g>
          <draw:custom-shape draw:style-name="gr13" draw:text-style-name="P2" draw:layer="layout" svg:width="0.719cm" svg:height="0.534cm" svg:x="29.031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8.313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7.594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6.875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6.156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5.438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.719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4cm" svg:y="1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2" draw:layer="layout" svg:width="0.719cm" svg:height="0.534cm" svg:x="23.281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22.563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1.844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19cm" svg:height="0.534cm" svg:x="21.125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20.406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0.718cm" svg:height="0.534cm" svg:x="19.688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969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layout" svg:width="0.719cm" svg:height="0.534cm" svg:x="18.25cm" svg:y="1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3" xml:id="id35" draw:id="id35" draw:layer="layout" svg:width="2.875cm" svg:height="2.006cm" svg:x="18.25cm" svg:y="16.244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34" draw:id="id34" draw:layer="layout" svg:width="2.875cm" svg:height="0.937cm" svg:x="21.125cm" svg:y="17.299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21.125cm" svg:y="16.254cm">
              <text:p text:style-name="P3">mobil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4" draw:layer="layout" draw:type="curve" svg:x1="22.562cm" svg:y1="18.236cm" svg:x2="19.05cm" svg:y2="26.723cm" draw:start-shape="id34" draw:start-glue-point="2" svg:d="M22562 18236c0 6741-3512 2498-3512 8487" svg:viewBox="0 0 3513 8488">
            <text:p/>
          </draw:connector>
          <draw:connector draw:style-name="gr11" draw:text-style-name="P4" draw:layer="layout" draw:type="curve" svg:x1="19.687cm" svg:y1="18.25cm" svg:x2="25.665cm" svg:y2="27.252cm" draw:start-shape="id35" draw:start-glue-point="2" svg:d="M19687 18250c0 7128 5978 2627 5978 9002" svg:viewBox="0 0 5979 9003">
            <text:p/>
          </draw:connector>
          <draw:frame draw:style-name="gr19" draw:text-style-name="P5" draw:layer="layout" svg:width="1.59cm" svg:height="0.962cm" svg:x="23cm" svg:y="22.288cm">
            <draw:text-box>
              <text:p>l</text:p>
            </draw:text-box>
          </draw:frame>
          <draw:frame draw:style-name="gr26" draw:text-style-name="P5" draw:layer="layout" svg:width="1.59cm" svg:height="0.962cm" svg:x="25cm" svg:y="27.538cm">
            <draw:text-box>
              <text:p>Null</text:p>
            </draw:text-box>
          </draw:frame>
          <draw:connector draw:style-name="gr27" draw:text-style-name="P4" draw:layer="layout" draw:type="curve" svg:x1="10.689cm" svg:y1="15.981cm" svg:x2="12.435cm" svg:y2="17.304cm" svg:d="M10689 15981c1309 0 437 1323 1746 1323" svg:viewBox="0 0 1747 1324">
            <text:p/>
          </draw:connector>
          <draw:frame draw:style-name="gr28" draw:text-style-name="P5" draw:layer="layout" svg:width="9.75cm" svg:height="2.2cm" svg:x="19cm" svg:y="39cm">
            <draw:text-box>
              <text:p>Pratham</text:p>
              <text:p>Assignment5q5</text:p>
            </draw:text-box>
          </draw:frame>
        </draw:g>
        <draw:g>
          <draw:g>
            <draw:custom-shape draw:style-name="gr16" draw:text-style-name="P3" xml:id="id37" draw:id="id37" draw:layer="layout" svg:width="2.875cm" svg:height="2.006cm" svg:x="24.094cm" svg:y="16.267cm">
              <text:p text:style-name="P3">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" xml:id="id36" draw:id="id36" draw:layer="layout" svg:width="2.875cm" svg:height="0.937cm" svg:x="26.969cm" svg:y="17.322cm">
              <text:p text:style-name="P3">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2.875cm" svg:height="1.069cm" svg:x="26.969cm" svg:y="16.277cm">
              <text:p text:style-name="P3">mobil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0" draw:text-style-name="P4" draw:layer="layout" draw:type="curve" svg:x1="28.406cm" svg:y1="18.259cm" svg:x2="19.05cm" svg:y2="26.511cm" draw:start-shape="id36" draw:start-glue-point="2" svg:d="M28406 18259c0 6564-9356 2438-9356 8252" svg:viewBox="0 0 9357 8253">
            <text:p/>
          </draw:connector>
          <draw:connector draw:style-name="gr11" draw:text-style-name="P4" draw:layer="layout" draw:type="curve" svg:x1="25.531cm" svg:y1="18.273cm" svg:x2="25.612cm" svg:y2="27.305cm" draw:start-shape="id37" draw:start-glue-point="2" svg:d="M25531 18273c0 7150 81 2635 81 9032" svg:viewBox="0 0 82 9033">
            <text:p/>
          </draw:connector>
          <draw:frame draw:style-name="gr19" draw:text-style-name="P5" draw:layer="layout" svg:width="1.59cm" svg:height="0.962cm" svg:x="26.344cm" svg:y="22.233cm">
            <draw:text-box>
              <text:p>l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7T11:05:45.452473044</meta:creation-date>
    <dc:date>2023-10-07T21:05:06.810534511</dc:date>
    <meta:editing-duration>PT8M1S</meta:editing-duration>
    <meta:editing-cycles>3</meta:editing-cycles>
    <meta:generator>LibreOffice/7.3.7.2$Linux_X86_64 LibreOffice_project/30$Build-2</meta:generator>
    <meta:document-statistic meta:object-count="511"/>
  </office:meta>
</office:document-meta>
</file>